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fo:padding-left="0.127cm" fo:padding-right="0.127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20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2cm" fo:min-width="0.68cm"/>
    </style:style>
    <style:style style:name="P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6pt" fo:font-weight="bold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6pt" fo:font-style="italic"/>
    </style:style>
    <style:style style:name="T1" style:family="text">
      <style:text-properties fo:font-family="Arial" style:font-family-generic="swiss" style:font-pitch="variable" fo:font-size="6pt" fo:font-weight="bold"/>
    </style:style>
    <style:style style:name="T2" style:family="text">
      <style:text-properties fo:font-family="Arial" style:font-family-generic="swiss" style:font-pitch="variable" fo:font-size="6pt"/>
    </style:style>
    <style:style style:name="T3" style:family="text">
      <style:text-properties fo:font-family="Arial" style:font-family-generic="swiss" style:font-pitch="variable" fo:font-size="6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143cm" svg:height="1.371cm" svg:x="2.355cm" svg:y="1.338cm">
          <text:p text:style-name="P1"><text:span text:style-name="T1">LT-&gt;GT model</text:span></text:p>
        </draw:rect>
        <draw:rect draw:style-name="gr2" draw:text-style-name="P2" draw:layer="layout" svg:width="1.118cm" svg:height="0.723cm" svg:x="2.564cm" svg:y="1.768cm">
          <text:p text:style-name="P2"><text:span text:style-name="T2">Build</text:span></text:p>
          <text:p text:style-name="P2"><text:span text:style-name="T2">Model</text:span></text:p>
        </draw:rect>
        <draw:rect draw:style-name="gr2" draw:text-style-name="P2" draw:layer="layout" svg:width="1.652cm" svg:height="0.88cm" svg:x="0.09cm" svg:y="1.701cm">
          <text:p text:style-name="P2"><text:span text:style-name="T2">Filter FTSP</text:span></text:p>
          <text:p text:style-name="P2"><text:span text:style-name="T2">timestamps</text:span></text:p>
        </draw:rect>
        <draw:rect draw:style-name="gr3" draw:text-style-name="P2" draw:layer="layout" svg:width="1.54cm" svg:height="0.976cm" svg:x="5.994cm" svg:y="3.952cm">
          <text:p text:style-name="P2"><text:span text:style-name="T1">Time-rectified</text:span></text:p>
          <text:p text:style-name="P2"><text:span text:style-name="T1">samples</text:span></text:p>
          <text:p text:style-name="P2"><text:span text:style-name="T2">(GMT, data)</text:span></text:p>
        </draw:rect>
        <draw:line draw:style-name="gr4" draw:text-style-name="P3" draw:layer="layout" svg:x1="1.764cm" svg:y1="2.119cm" svg:x2="2.577cm" svg:y2="2.119cm">
          <text:p/>
        </draw:line>
        <draw:line draw:style-name="gr4" draw:text-style-name="P3" draw:layer="layout" svg:x1="4.773cm" svg:y1="1.036cm" svg:x2="4.772cm" svg:y2="1.769cm">
          <text:p/>
        </draw:line>
        <draw:rect draw:style-name="gr3" draw:text-style-name="P2" draw:layer="layout" svg:width="1.54cm" svg:height="0.976cm" svg:x="4.018cm" svg:y="0.094cm">
          <text:p text:style-name="P2"><text:span text:style-name="T1">Data blocks</text:span></text:p>
          <text:p text:style-name="P2"><text:span text:style-name="T3">(LT, data)</text:span></text:p>
        </draw:rect>
        <draw:rect draw:style-name="gr2" draw:text-style-name="P2" draw:layer="layout" svg:width="1.118cm" svg:height="0.723cm" svg:x="4.176cm" svg:y="1.769cm">
          <text:p text:style-name="P2"><text:span text:style-name="T2">Apply</text:span></text:p>
          <text:p text:style-name="P2"><text:span text:style-name="T2">Model</text:span></text:p>
        </draw:rect>
        <draw:line draw:style-name="gr4" draw:text-style-name="P3" draw:layer="layout" svg:x1="3.694cm" svg:y1="2.119cm" svg:x2="4.155cm" svg:y2="2.119cm">
          <text:p/>
        </draw:line>
        <draw:rect draw:style-name="gr1" draw:text-style-name="P1" draw:layer="layout" svg:width="3.143cm" svg:height="1.371cm" svg:x="2.356cm" svg:y="3.639cm">
          <text:p text:style-name="P1"><text:span text:style-name="T1">GT-&gt;GMT model</text:span></text:p>
        </draw:rect>
        <draw:rect draw:style-name="gr2" draw:text-style-name="P2" draw:layer="layout" svg:width="1.118cm" svg:height="0.723cm" svg:x="2.565cm" svg:y="4.069cm">
          <text:p text:style-name="P2"><text:span text:style-name="T2">Build</text:span></text:p>
          <text:p text:style-name="P2"><text:span text:style-name="T2">Model</text:span></text:p>
        </draw:rect>
        <draw:rect draw:style-name="gr2" draw:text-style-name="P2" draw:layer="layout" svg:width="1.118cm" svg:height="0.723cm" svg:x="4.177cm" svg:y="4.07cm">
          <text:p text:style-name="P2"><text:span text:style-name="T2">Apply</text:span></text:p>
          <text:p text:style-name="P2"><text:span text:style-name="T2">Model</text:span></text:p>
        </draw:rect>
        <draw:line draw:style-name="gr4" draw:text-style-name="P3" draw:layer="layout" svg:x1="3.695cm" svg:y1="4.42cm" svg:x2="4.156cm" svg:y2="4.42cm">
          <text:p/>
        </draw:line>
        <draw:line draw:style-name="gr4" draw:text-style-name="P3" draw:layer="layout" svg:x1="1.621cm" svg:y1="4.43cm" svg:x2="2.578cm" svg:y2="4.43cm">
          <text:p/>
        </draw:line>
        <draw:line draw:style-name="gr4" draw:text-style-name="P3" draw:layer="layout" svg:x1="0.889cm" svg:y1="4.032cm" svg:x2="0.887cm" svg:y2="2.565cm">
          <text:p/>
        </draw:line>
        <draw:rect draw:style-name="gr3" draw:text-style-name="P2" draw:layer="layout" svg:width="1.54cm" svg:height="0.976cm" svg:x="0.161cm" svg:y="3.983cm">
          <text:p text:style-name="P2"><text:span text:style-name="T1">GPS</text:span><text:span text:style-name="T2"> </text:span></text:p>
          <text:p text:style-name="P2"><text:span text:style-name="T1">messages</text:span></text:p>
          <text:p text:style-name="P2"><text:span text:style-name="T3">(GT,GMT,BT)</text:span></text:p>
        </draw:rect>
        <draw:line draw:style-name="gr4" draw:text-style-name="P3" draw:layer="layout" svg:x1="0.887cm" svg:y1="1.019cm" svg:x2="0.887cm" svg:y2="1.689cm">
          <text:p/>
        </draw:line>
        <draw:rect draw:style-name="gr3" draw:text-style-name="P2" draw:layer="layout" svg:width="1.521cm" svg:height="0.889cm" svg:x="0.171cm" svg:y="0.142cm">
          <text:p text:style-name="P2"><text:span text:style-name="T1">status</text:span><text:span text:style-name="T2"> </text:span></text:p>
          <text:p text:style-name="P2"><text:span text:style-name="T1">messages</text:span></text:p>
          <text:p text:style-name="P2"><text:span text:style-name="T3">(LT,GT,BT)</text:span></text:p>
        </draw:rect>
        <draw:line draw:style-name="gr4" draw:text-style-name="P3" draw:layer="layout" svg:x1="4.774cm" svg:y1="2.487cm" svg:x2="4.772cm" svg:y2="4.032cm">
          <text:p/>
        </draw:line>
        <draw:line draw:style-name="gr4" draw:text-style-name="P3" draw:layer="layout" svg:x1="5.302cm" svg:y1="4.43cm" svg:x2="6.004cm" svg:y2="4.42cm">
          <text:p/>
        </draw:line>
        <draw:frame draw:style-name="gr5" draw:text-style-name="P4" draw:layer="layout" svg:width="1.471cm" svg:height="0.489cm" svg:x="3.437cm" svg:y="2.9cm">
          <draw:text-box>
            <text:p text:style-name="P4">(GT, data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7.62cm" fo:page-height="5.08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Geoffrey Werner-Allen</meta:initial-creator>
    <meta:creation-date>2006-04-22T14:58:12</meta:creation-date>
    <dc:creator>Matt Welsh</dc:creator>
    <dc:date>2006-04-23T15:16:03</dc:date>
    <dc:language>en-US</dc:language>
    <meta:editing-cycles>53</meta:editing-cycles>
    <meta:editing-duration>PT1H11M11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